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3838" draw:textarea-horizontal-align="justify" draw:textarea-vertical-align="middle" draw:auto-grow-height="false" fo:min-height="5.408cm" fo:min-width="6.042cm" fo:wrap-option="wrap"/>
      <style:paragraph-properties style:writing-mode="lr-tb"/>
    </style:style>
    <style:style style:name="gr2" style:family="graphic" style:parent-style-name="standard">
      <style:graphic-properties draw:stroke="none" draw:fill-color="#ff3838" draw:textarea-horizontal-align="justify" draw:textarea-vertical-align="middle" draw:auto-grow-height="false" fo:min-height="2.402cm" fo:min-width="2.33cm" fo:wrap-option="wrap"/>
      <style:paragraph-properties style:writing-mode="lr-tb"/>
    </style:style>
    <style:style style:name="gr3" style:family="graphic" style:parent-style-name="standard">
      <style:graphic-properties draw:stroke="none" draw:fill-color="#ff3838" draw:textarea-horizontal-align="justify" draw:textarea-vertical-align="middle" draw:auto-grow-height="false" fo:min-height="2.226cm" fo:min-width="2.152cm" fo:wrap-option="wrap"/>
      <style:paragraph-properties style:writing-mode="lr-tb"/>
    </style:style>
    <style:style style:name="gr4" style:family="graphic" style:parent-style-name="standard">
      <style:graphic-properties draw:stroke="none" draw:fill-color="#ff3838"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5" style:family="graphic" style:parent-style-name="standard">
      <style:graphic-properties draw:stroke="none" draw:fill-color="#a7074b" draw:textarea-horizontal-align="justify" draw:textarea-vertical-align="middle" draw:auto-grow-height="false" fo:min-height="2.756cm" fo:min-width="2.682cm" fo:wrap-option="wrap"/>
      <style:paragraph-properties style:writing-mode="lr-tb"/>
    </style:style>
    <style:style style:name="gr6" style:family="graphic" style:parent-style-name="standard">
      <style:graphic-properties draw:stroke="none" draw:fill-color="#ff3838" draw:textarea-horizontal-align="justify" draw:textarea-vertical-align="middle" draw:auto-grow-height="false" fo:min-height="3.11cm" fo:min-width="3.214cm" fo:wrap-option="wrap"/>
      <style:paragraph-properties style:writing-mode="lr-tb"/>
    </style:style>
    <style:style style:name="gr7" style:family="graphic" style:parent-style-name="standard">
      <style:graphic-properties draw:stroke="none" draw:fill-color="#a7074b" draw:textarea-horizontal-align="justify" draw:textarea-vertical-align="middle" draw:auto-grow-height="false" fo:min-height="3.11cm" fo:min-width="3.214cm" fo:wrap-option="wrap"/>
      <style:paragraph-properties style:writing-mode="lr-tb"/>
    </style:style>
    <style:style style:name="gr8" style:family="graphic" style:parent-style-name="standard">
      <style:graphic-properties draw:stroke="none" draw:fill-color="#a7074b" draw:textarea-horizontal-align="justify" draw:textarea-vertical-align="middle" draw:auto-grow-height="false" fo:min-height="2.58cm" fo:min-width="2.682cm" fo:wrap-option="wrap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3838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0.5pt"/>
    </style:style>
    <style:style style:name="P4" style:family="paragraph">
      <loext:graphic-properties draw:fill-color="#ff3838"/>
      <style:paragraph-properties fo:text-align="center" style:writing-mode="lr-tb"/>
      <style:text-properties fo:font-size="10.5pt"/>
    </style:style>
    <style:style style:name="P5" style:family="paragraph">
      <style:paragraph-properties fo:text-align="center" style:writing-mode="lr-tb"/>
      <style:text-properties fo:color="#ffffff" loext:opacity="100%" fo:font-size="12pt"/>
    </style:style>
    <style:style style:name="P6" style:family="paragraph">
      <loext:graphic-properties draw:fill-color="#a7074b"/>
      <style:paragraph-properties fo:text-align="center" style:writing-mode="lr-tb"/>
      <style:text-properties fo:color="#ffffff" loext:opacity="100%" fo:font-size="12pt"/>
    </style:style>
    <style:style style:name="P7" style:family="paragraph">
      <style:paragraph-properties fo:text-align="center" style:writing-mode="lr-tb"/>
      <style:text-properties fo:color="#ffffff" loext:opacity="100%"/>
    </style:style>
    <style:style style:name="P8" style:family="paragraph">
      <loext:graphic-properties draw:fill-color="#a7074b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color="#ffffff" loext:opacity="100%" fo:font-size="12pt"/>
    </style:style>
    <style:style style:name="T3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9.25cm" svg:height="8cm" svg:x="21cm" svg:y="30.25cm">
          <text:p text:style-name="P1">Prompt 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4cm" svg:height="3.75cm" svg:x="16.5cm" svg:y="19.25cm">
          <text:p text:style-name="P3"><text:span text:style-name="T1">Negative promp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3.75cm" svg:height="3.5cm" svg:x="26.5cm" svg:y="16.75cm">
          <text:p text:style-name="P3"><text:span text:style-name="T1">Prompt</text:span></text:p>
          <text:p text:style-name="P3"><text:span text:style-name="T1"><text:s text:c="2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2.5cm" svg:height="2.5cm" svg:x="33.75cm" svg:y="19.25cm">
          <text:p text:style-name="P3"><text:span text:style-name="T1">Name</text:span></text:p>
          <text:p text:style-name="P3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3.75cm" svg:height="3.5cm" svg:x="38.25cm" svg:y="18.5cm">
          <text:p text:style-name="P3"><text:span text:style-name="T1">Themes</text:span></text:p>
          <text:p text:style-name="P3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4.5cm" svg:height="4.25cm" svg:x="32.25cm" svg:y="45.75cm">
          <text:p text:style-name="P5"><text:span text:style-name="T2">Image/video</text:span></text:p>
          <text:p text:style-name="P5"><text:span text:style-name="T2">resu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5.25cm" svg:height="4.75cm" svg:x="26.75cm" svg:y="24.25cm">
          <text:p text:style-name="P1">Required</text:p>
          <text:p text:style-name="P1">infor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" draw:id="id1" draw:layer="layout" svg:width="5.25cm" svg:height="4.75cm" svg:x="33.75cm" svg:y="38cm">
          <text:p text:style-name="P7"><text:span text:style-name="T3">Additional</text:span></text:p>
          <text:p text:style-name="P7"><text:span text:style-name="T3">inform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4.5cm" svg:height="4cm" svg:x="39.5cm" svg:y="46cm">
          <text:p text:style-name="P5"><text:span text:style-name="T2">Additional param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4.5cm" svg:height="4.25cm" svg:x="25.5cm" svg:y="45.75cm">
          <text:p text:style-name="P5"><text:span text:style-name="T2">Model 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36.375cm" svg:y1="42.75cm" svg:x2="27.75cm" svg:y2="45.75cm" draw:start-shape="id1" draw:start-glue-point="8" draw:end-shape="id2" draw:end-glue-point="4" svg:d="M36375 42750c0 2251-8625 752-8625 3000" svg:viewBox="0 0 8626 3001">
          <text:p/>
        </draw:connector>
        <draw:connector draw:style-name="gr9" draw:text-style-name="P9" draw:layer="layout" draw:type="curve" svg:x1="36.375cm" svg:y1="42.75cm" svg:x2="34.5cm" svg:y2="45.75cm" draw:start-shape="id1" draw:start-glue-point="8" draw:end-shape="id3" draw:end-glue-point="4" svg:d="M36375 42750c0 2251-1875 752-1875 3000" svg:viewBox="0 0 1876 3001">
          <text:p/>
        </draw:connector>
        <draw:connector draw:style-name="gr9" draw:text-style-name="P9" draw:layer="layout" draw:type="curve" svg:x1="36.375cm" svg:y1="42.75cm" svg:x2="41.75cm" svg:y2="46cm" draw:start-shape="id1" draw:start-glue-point="8" draw:end-shape="id4" draw:end-glue-point="4" svg:d="M36375 42750c0 2439 5375 814 5375 3250" svg:viewBox="0 0 5376 3251">
          <text:p/>
        </draw:connector>
        <draw:custom-shape draw:style-name="gr5" draw:text-style-name="P6" xml:id="id5" draw:id="id5" draw:layer="layout" svg:width="4.5cm" svg:height="4.25cm" svg:x="19.25cm" svg:y="45.75cm">
          <text:p text:style-name="P5"><text:span text:style-name="T2">Image video r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36.375cm" svg:y1="42.75cm" svg:x2="21.5cm" svg:y2="45.75cm" draw:start-shape="id1" draw:start-glue-point="8" draw:end-shape="id5" draw:end-glue-point="4" svg:d="M36375 42750c0 2251-14875 752-14875 3000" svg:viewBox="0 0 14876 3001">
          <text:p/>
        </draw:connector>
        <draw:custom-shape draw:style-name="gr5" draw:text-style-name="P6" xml:id="id6" draw:id="id6" draw:layer="layout" svg:width="4.5cm" svg:height="4.25cm" svg:x="13.75cm" svg:y="45.75cm">
          <text:p text:style-name="P5"><text:span text:style-name="T2">qual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36.375cm" svg:y1="42.75cm" svg:x2="16cm" svg:y2="45.75cm" draw:start-shape="id1" draw:start-glue-point="8" draw:end-shape="id6" draw:end-glue-point="4" svg:d="M36375 42750c0 2251-20375 752-20375 3000" svg:viewBox="0 0 20376 3001">
          <text:p/>
        </draw:connector>
        <draw:connector draw:style-name="gr9" draw:text-style-name="P9" draw:layer="layout" draw:type="curve" svg:x1="28.896cm" svg:y1="37.079cm" svg:x2="36.375cm" svg:y2="38cm" draw:start-shape="id7" draw:start-glue-point="9" draw:end-shape="id1" draw:end-glue-point="4" svg:d="M28896 37079c0 2508 3105 1673 3105 1047 0-625 4374-876 4374-126" svg:viewBox="0 0 7480 1701">
          <text:p/>
        </draw:connector>
        <draw:connector draw:style-name="gr9" draw:text-style-name="P9" draw:layer="layout" draw:type="curve" svg:x1="25.625cm" svg:y1="30.25cm" svg:x2="29.375cm" svg:y2="29cm" draw:start-shape="id7" draw:start-glue-point="4" draw:end-shape="id8" draw:end-glue-point="8" svg:d="M25625 30250c0-937 3750-313 3750-1250" svg:viewBox="0 0 3751 1251">
          <text:p/>
        </draw:connector>
        <draw:connector draw:style-name="gr9" draw:text-style-name="P9" draw:layer="layout" draw:type="curve" svg:x1="29.375cm" svg:y1="24.25cm" svg:x2="18.5cm" svg:y2="23cm" draw:start-shape="id8" draw:start-glue-point="4" draw:end-shape="id9" draw:end-glue-point="8" svg:d="M29375 24250c0-936-10875-311-10875-1250" svg:viewBox="0 0 10876 1251">
          <text:p/>
        </draw:connector>
        <draw:connector draw:style-name="gr9" draw:text-style-name="P9" draw:layer="layout" draw:type="curve" svg:x1="29.375cm" svg:y1="24.25cm" svg:x2="28.375cm" svg:y2="20.25cm" draw:start-shape="id8" draw:start-glue-point="4" draw:end-shape="id10" draw:end-glue-point="8" svg:d="M29375 24250c0-2998-1000-999-1000-4000" svg:viewBox="0 0 1001 4001">
          <text:p/>
        </draw:connector>
        <draw:connector draw:style-name="gr9" draw:text-style-name="P9" draw:layer="layout" draw:type="curve" svg:x1="29.375cm" svg:y1="24.25cm" svg:x2="35cm" svg:y2="21.75cm" draw:start-shape="id8" draw:start-glue-point="4" draw:end-shape="id11" draw:end-glue-point="8" svg:d="M29375 24250c0-1873 5625-624 5625-2500" svg:viewBox="0 0 5626 2501">
          <text:p/>
        </draw:connector>
        <draw:connector draw:style-name="gr9" draw:text-style-name="P9" draw:layer="layout" draw:type="curve" svg:x1="29.375cm" svg:y1="24.25cm" svg:x2="40.125cm" svg:y2="22cm" draw:start-shape="id8" draw:start-glue-point="4" draw:end-shape="id12" draw:end-glue-point="8" svg:d="M29375 24250c0-1686 10750-561 10750-2250" svg:viewBox="0 0 10751 2251">
          <text:p/>
        </draw:connector>
        <draw:custom-shape draw:style-name="gr3" draw:text-style-name="P4" xml:id="id13" draw:id="id13" draw:layer="layout" svg:width="3.75cm" svg:height="3.5cm" svg:x="21.5cm" svg:y="17.75cm">
          <text:p text:style-name="P3"><text:span text:style-name="T1">description</text:span></text:p>
          <text:p text:style-name="P3"><text:span text:style-name="T1"><text:s text:c="2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29.375cm" svg:y1="24.25cm" svg:x2="23.375cm" svg:y2="21.25cm" draw:end-shape="id13" draw:end-glue-point="8" svg:d="M29375 24250c0-1873-6000-374-6000-3000" svg:viewBox="0 0 6001 3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.7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5T17:33:14.313000000</meta:creation-date>
    <dc:date>2024-07-06T15:06:44.004000000</dc:date>
    <meta:editing-duration>PT5H27M48S</meta:editing-duration>
    <meta:editing-cycles>3</meta:editing-cycles>
    <meta:generator>LibreOffice/7.2.4.1$Windows_X86_64 LibreOffice_project/27d75539669ac387bb498e35313b970b7fe9c4f9</meta:generator>
    <meta:document-statistic meta:object-count="25"/>
  </office:meta>
</office:document-meta>
</file>